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dd78" officeooo:paragraph-rsid="0010dd78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0dd78" officeooo:paragraph-rsid="0010dd78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10dd78" officeooo:paragraph-rsid="0010dd78"/>
    </style:style>
    <style:style style:name="P4" style:family="paragraph" style:parent-style-name="Standard" style:list-style-name="L3">
      <style:paragraph-properties fo:text-align="justify" style:justify-single-word="false"/>
      <style:text-properties officeooo:rsid="0010dd78" officeooo:paragraph-rsid="0010dd78"/>
    </style:style>
    <style:style style:name="T1" style:family="text">
      <style:text-properties officeooo:rsid="0011ec7d"/>
    </style:style>
    <style:style style:name="T2" style:family="text">
      <style:text-properties officeooo:rsid="001259e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: Atribuir nota</text:p>
      <text:p text:style-name="P1">Atores: Usuarios</text:p>
      <text:p text:style-name="P1">Pré-Condições: Ter finaliizado a carona</text:p>
      <text:p text:style-name="P1">Fluxos:</text:p>
      <text:p text:style-name="P1">Principal: </text:p>
      <text:list xml:id="list1119665992552209766" text:style-name="L1">
        <text:list-item>
          <text:p text:style-name="P2">O sistema sinaliza para todos os usuários participantes da carona atribuir nota uns aos outros.</text:p>
        </text:list-item>
        <text:list-item>
          <text:p text:style-name="P2">O usuário atriui a nota e confirma.</text:p>
        </text:list-item>
        <text:list-item>
          <text:p text:style-name="P2">O sistema devolve o usuário a tela inicial e o caso de uso termina.</text:p>
        </text:list-item>
      </text:list>
      <text:p text:style-name="P1">Fluxos Alternativos (Opcional): </text:p>
      <text:list xml:id="list342822384076397391" text:style-name="L2">
        <text:list-item>
          <text:p text:style-name="P3">Caso <text:s/>o usuário clicar em atribuir nota depois irá para o item 3. Mas, sempre que o usuário for solicitar carona ele irá para o item 1.</text:p>
        </text:list-item>
      </text:list>
      <text:p text:style-name="P1">Fluxos de Exceção (Opcional): </text:p>
      <text:list xml:id="list6303392966211305773" text:style-name="L3">
        <text:list-item>
          <text:p text:style-name="P4">Enquanto o usuário não atribuir notas aos outros participantes o sistema não permitirá que o usuário participe de outras caronas <text:span text:style-name="T2">nem oferte, nem solicite.</text:span></text:p>
        </text:list-item>
      </text:list>
      <text:p text:style-name="P1">Pós-Condições: <text:span text:style-name="T1">Todos os usuários participantes das corona teram uma no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6:28:39.113138900</meta:creation-date>
    <dc:date>2018-10-27T21:31:33.905123412</dc:date>
    <meta:editing-duration>PT21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21" meta:character-count="728" meta:non-whitespace-character-count="621"/>
  </office:meta>
</office:document-meta>
</file>